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9.163cm"/>
    </style:style>
    <style:style style:name="pr5" style:family="presentation" style:parent-style-name="Padrão-subtitle">
      <style:graphic-properties draw:fill-color="#ffffff" fo:min-height="18.963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363cm" svg:x="1.4cm" svg:y="0.837cm" presentation:class="subtitle" presentation:user-transformed="true">
          <draw:text-box>
            <text:p text:style-name="P1"><text:span text:style-name="T1">A Vitória é Certa</text:span></text:p>
            <text:p text:style-name="P1"><text:span text:style-name="T2">Michelle Nascime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Nosso Deus é poderoso</text:span></text:p>
            <text:p text:style-name="P4"><text:span text:style-name="T3">Suas obras são incontáveis</text:span></text:p>
            <text:p text:style-name="P4"><text:span text:style-name="T3">Seu projeto de vitória é perfeito</text:span></text:p>
            <text:p text:style-name="P4"><text:span text:style-name="T3">Tudo é correto é irrepreensív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4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Ele ordena e tudo acontece</text:span></text:p>
            <text:p text:style-name="P4"><text:span text:style-name="T3">Seu poder é sem medida,</text:span></text:p>
            <text:p text:style-name="P4"><text:span text:style-name="T3">é incomparável</text:span></text:p>
            <text:p text:style-name="P4"><text:span text:style-name="T3">E hoje aqui, e hoje aqui</text:span></text:p>
            <text:p text:style-name="P4"><text:span text:style-name="T3">Vai fazer milag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Deus vai fazer um movimento</text:span></text:p>
            <text:p text:style-name="P4"><text:span text:style-name="T3">Deus vai fazer o impossível</text:span></text:p>
            <text:p text:style-name="P4"><text:span text:style-name="T3">Deus vai erguer o que esta caído</text:span></text:p>
            <text:p text:style-name="P4"><text:span text:style-name="T3">E vai reconstruir o coração parti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4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Vai trazer a paz a quem</text:span></text:p>
            <text:p text:style-name="P4"><text:span text:style-name="T3">está em guerra</text:span></text:p>
            <text:p text:style-name="P4"><text:span text:style-name="T3">Vai dar o renovo a quem</text:span></text:p>
            <text:p text:style-name="P4"><text:span text:style-name="T3">perdeu a un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Veja o poderoso Deus</text:span></text:p>
            <text:p text:style-name="P4"><text:span text:style-name="T3">operando aqui</text:span></text:p>
            <text:p text:style-name="P4"><text:span text:style-name="T3">E quando ele opera</text:span></text:p>
            <text:p text:style-name="P4"><text:span text:style-name="T3">a vitória é cer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Nosso Deus é poderoso</text:span></text:p>
            <text:p text:style-name="P4"><text:span text:style-name="T3">Suas obras são incontáveis</text:span></text:p>
            <text:p text:style-name="P4"><text:span text:style-name="T3">Seu projeto de vitória é perfeito</text:span></text:p>
            <text:p text:style-name="P4"><text:span text:style-name="T3">Tudo é correto é irrepreensív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4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Ele ordena e tudo acontece</text:span></text:p>
            <text:p text:style-name="P4"><text:span text:style-name="T3">Seu poder é sem medida,</text:span></text:p>
            <text:p text:style-name="P4"><text:span text:style-name="T3">é incomparável</text:span></text:p>
            <text:p text:style-name="P4"><text:span text:style-name="T3">E hoje aqui, e hoje aqui</text:span></text:p>
            <text:p text:style-name="P4"><text:span text:style-name="T3">Vai fazer milag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Deus vai fazer um movimento</text:span></text:p>
            <text:p text:style-name="P4"><text:span text:style-name="T3">Deus vai fazer o impossível</text:span></text:p>
            <text:p text:style-name="P4"><text:span text:style-name="T3">Deus vai erguer o que esta caído</text:span></text:p>
            <text:p text:style-name="P4"><text:span text:style-name="T3">E vai reconstruir o coração parti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4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Vai trazer a paz a quem</text:span></text:p>
            <text:p text:style-name="P4"><text:span text:style-name="T3">está em guerra</text:span></text:p>
            <text:p text:style-name="P4"><text:span text:style-name="T3">Vai dar o renovo a quem</text:span></text:p>
            <text:p text:style-name="P4"><text:span text:style-name="T3">perdeu a un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Veja o poderoso Deus</text:span></text:p>
            <text:p text:style-name="P4"><text:span text:style-name="T3">operando aqui</text:span></text:p>
            <text:p text:style-name="P4"><text:span text:style-name="T3">E quando ele opera</text:span></text:p>
            <text:p text:style-name="P4"><text:span text:style-name="T3">a vitória é cer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Deus vai fazer um movimento</text:span></text:p>
            <text:p text:style-name="P4"><text:span text:style-name="T3">Deus vai fazer o impossível</text:span></text:p>
            <text:p text:style-name="P4"><text:span text:style-name="T3">Deus vai erguer o que esta caído</text:span></text:p>
            <text:p text:style-name="P4"><text:span text:style-name="T3">E vai reconstruir o coração parti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4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Vai trazer a paz a quem</text:span></text:p>
            <text:p text:style-name="P4"><text:span text:style-name="T3">está em guerra</text:span></text:p>
            <text:p text:style-name="P4"><text:span text:style-name="T3">Vai dar o renovo a quem</text:span></text:p>
            <text:p text:style-name="P4"><text:span text:style-name="T3">perdeu a un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1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Veja o poderoso Deus</text:span></text:p>
            <text:p text:style-name="P4"><text:span text:style-name="T3">operando aqui</text:span></text:p>
            <text:p text:style-name="P4"><text:span text:style-name="T3">E quando ele opera</text:span></text:p>
            <text:p text:style-name="P4"><text:span text:style-name="T3">a vitória é cer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<text:span text:style-name="T3">E quando Ele opera</text:span></text:p>
            <text:p text:style-name="P4"><text:span text:style-name="T3">a vitória é certa</text:span></text:p>
            <text:p text:style-name="P4"><text:span text:style-name="T3">E quando Ele opera</text:span></text:p>
            <text:p text:style-name="P4"><text:span text:style-name="T3">a vitória é cer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1:23:56.389769976</meta:creation-date>
    <dc:date>2015-11-27T11:41:42.160437067</dc:date>
    <meta:editing-duration>PT17M41S</meta:editing-duration>
    <meta:editing-cycles>11</meta:editing-cycles>
    <meta:generator>LibreOffice/4.4.6.3$Linux_X86_64 LibreOffice_project/40m0$Build-3</meta:generator>
    <meta:document-statistic meta:object-count="66"/>
  </office:meta>
</office:document-meta>
</file>